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enlo" svg:font-family="Menlo, Monaco, Consolas, 'Liberation Mono', 'Courier New', monospace"/>
    <style:font-face style:name="Source Sans Pro" svg:font-family="'Source Sans Pr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110%" fo:orphans="2" fo:widows="2" fo:text-indent="0in" style:auto-text-indent="false"/>
      <style:text-properties fo:font-variant="normal" fo:text-transform="none" fo:color="#111111" loext:opacity="100%" style:font-name="Source Sans Pro" fo:font-size="11.25pt" fo:letter-spacing="normal" fo:font-style="normal" fo:font-weight="bold" loext:padding="0in" loext:border="none"/>
    </style:style>
    <style:style style:name="P2" style:family="paragraph" style:parent-style-name="Heading_20_2">
      <style:paragraph-properties fo:margin-top="0in" fo:margin-bottom="0.0972in" style:contextual-spacing="false" fo:line-height="110%"/>
      <style:text-properties fo:color="#111111" loext:opacity="100%" style:font-name="Source Sans Pro" fo:font-weight="bold"/>
    </style:style>
    <style:style style:name="P3" style:family="paragraph" style:parent-style-name="Heading_20_3">
      <style:paragraph-properties fo:margin-top="0in" fo:margin-bottom="0.0972in" style:contextual-spacing="false" fo:line-height="110%"/>
      <style:text-properties fo:color="#111111" loext:opacity="100%" style:font-name="Source Sans Pro" fo:font-weight="bold"/>
    </style:style>
    <style:style style:name="P4" style:family="paragraph" style:parent-style-name="Preformatted_20_Text">
      <style:paragraph-properties fo:margin-top="0in" fo:margin-bottom="0.0972in" style:contextual-spacing="false"/>
    </style:style>
    <style:style style:name="P5" style:family="paragraph" style:parent-style-name="Preformatted_20_Text">
      <style:paragraph-properties fo:margin-top="0in" fo:margin-bottom="0.0972in" style:contextual-spacing="false"/>
      <style:text-properties fo:color="#292b2c" loext:opacity="100%" style:font-name="Menlo" fo:font-size="12.75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972in" style:contextual-spacing="false"/>
    </style:style>
    <style:style style:name="P8" style:family="paragraph" style:parent-style-name="Text_20_body">
      <loext:graphic-properties draw:fill="solid" draw:fill-color="#032733" draw:opacity="100%"/>
      <style:paragraph-properties fo:margin-top="0in" fo:margin-bottom="0.0972in" style:contextual-spacing="false" fo:background-color="#032733"/>
      <style:text-properties fo:color="#ffffff" loext:opacity="100%"/>
    </style:style>
    <style:style style:name="T1" style:family="text">
      <style:text-properties fo:font-weight="bold"/>
    </style:style>
    <style:style style:name="T2" style:family="text">
      <style:text-properties fo:color="#ffffff" loext:opacity="100%" style:text-line-through-style="none" style:text-line-through-type="none" style:text-underline-style="none" style:text-blinking="false" fo:background-color="#0693e3" loext:char-shading-value="0" loext:padding="0in" loext:border="none"/>
    </style:style>
    <style:style style:name="T3" style:family="text">
      <style:text-properties fo:color="#ff9c71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color="#ff9c71" loext:opacity="100%" style:text-line-through-style="none" style:text-line-through-type="none" style:text-underline-style="none" fo:font-weight="bold" style:text-blinking="false" fo:background-color="transparent" loext:char-shading-value="0"/>
    </style:style>
    <style:style style:name="T5" style:family="text">
      <style:text-properties fo:color="#ff9c71" loext:opacity="100%" style:text-line-through-style="none" style:text-line-through-type="none" style:font-name="Menlo" fo:font-size="12.75pt" style:text-underline-style="none" style:text-blinking="false" fo:background-color="transparent" loext:char-shading-value="0"/>
    </style:style>
    <style:style style:name="T6" style:family="text">
      <style:text-properties fo:color="#292b2c" loext:opacity="100%" style:font-name="Menlo" fo:font-size="12.7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ra Install WordPress di Manjaro dan Arch Linux</text:h>
      <text:p text:style-name="Text_20_body"><draw:frame draw:style-name="fr1" draw:name="Image1" text:anchor-type="as-char" svg:width="7.8126in" svg:height="4.0626in" draw:z-index="0"><draw:image xlink:href="https://cdn.shortpixel.ai/client/to_avif,q_glossy,ret_img,w_750,h_390/https://bingungonline.com/wp-content/uploads/2019/09/Nathaniel-Mckenzie-3.png" xlink:type="simple" xlink:show="embed" xlink:actuate="onLoad" draw:mime-type="image/png"/><svg:title>install wordpress linux</svg:title></draw:frame></text:p>
      <text:p text:style-name="P7"><text:span text:style-name="Strong_20_Emphasis"><text:span text:style-name="T1">Install WordPress di Manjaro dan Arch Linux</text:span></text:span> | Setiap kali saya mencoba menginstal WordPress di Arch Linux, itu adalah sebuah tragedi. Terkadang konfigurasi hilang, terkadang hal-hal yang tidak diketahui rusak dan saya tidak pernah menemukan panduan yang diperbarui dan lengkap. Jadi kamu di sini!</text:p>
      <text:p text:style-name="P7">Sebelum memulai pastikan Anda bahwa semua paket diperbarui.</text:p>
      <text:p text:style-name="P5">sudo pacman -Syu</text:p>
      <text:p text:style-name="P7">Untuk menginstall wordpress di manjaro, arch linux, maupun ost linux yang lainnya, kita perlu memasang LAMP terlebuh dahulu di localhost kita. LAMP sendiri merupakan singkatan dari Linux, Apache, MySQL / MariaDB, PHP / Perl / Pyhton.</text:p>
      <text:p text:style-name="P7">Saya sudah membuatkan panduan komplit untuk menginstall semua itu yang bisa kamu baca melalui artikel berikut</text:p>
      <text:p text:style-name="P6"><text:a xlink:type="simple" xlink:href="https://bingungonline.com/cara-install-apache-mariadb-php-lamp-di-manjaro-linux/" text:style-name="Internet_20_link" text:visited-style-name="Visited_20_Internet_20_Link"><text:span text:style-name="T2">Cara Install Apache,MariaDB, PHP (LAMP) di Manjaro Linux</text:span></text:a></text:p>
      <text:p text:style-name="P7">Jika kamu sudah menginstallnya, sekarang saatnya untuk kita menginstall wordpress di linux.</text:p>
      <text:p text:style-name="P7">Namun sebelumnya buat kamu yang menyukai pembahasan-pembahasan mengenai wordpress, kamu bisa membacanya <text:a xlink:type="simple" xlink:href="https://bingungonline.com/category/wordpress/" office:target-frame-name="_top" xlink:show="replace" text:style-name="Internet_20_link" text:visited-style-name="Visited_20_Internet_20_Link"><text:span text:style-name="Strong_20_Emphasis"><text:span text:style-name="T4">di sini</text:span></text:span></text:a></text:p>
      <text:h text:style-name="P2" text:outline-level="2">Cara Install WordPress di Manjaro dan Arch Linux</text:h>
      <text:h text:style-name="P3" text:outline-level="3">Membuat Database</text:h>
      <text:p text:style-name="P7">Apabila kamu sudah mengikuti panduan menginstall LAMP di Manjaro ataupun Arch Linux maka seharusnya kita sudah bisa membuat databasenya</text:p>
      <text:p text:style-name="P7"><text:soft-page-break/>Pastikan bahwa Mysql kita sudah aktif dan berjalan</text:p>
      <text:p text:style-name="P7">Untuk mengaktifkan dan menjalankannya jalankan perintah berikut</text:p>
      <text:p text:style-name="P8">sudo systemctl start mysqld</text:p>
      <text:p text:style-name="P8">sudo systemctl enable mysqld</text:p>
      <text:p text:style-name="P7">Setelah kamu mengetik password, kamu dapat mulai untuk membuat database. Tentu saja kamu dapat mengubah nama database dan pengguna.</text:p>
      <text:p text:style-name="P5">CREATE DATABASE wordpress;</text:p>
      <text:p text:style-name="P5">CREATE USER 'wpuser'@'localhost' IDENTIFIED BY 'password';</text:p>
      <text:p text:style-name="P5">GRANT ALL PRIVILEGES ON wordpress.* TO 'wpuser'@'localhost';</text:p>
      <text:p text:style-name="P5">FLUSH PRIVILEGES;</text:p>
      <text:h text:style-name="P3" text:outline-level="3">Menginstall WordPress</text:h>
      <text:p text:style-name="P7">Sekarang saatnya untuk menginstal WordPress dalam <text:span text:style-name="Emphasis">/ srv / http</text:span> folder.</text:p>
      <text:p text:style-name="P7">Silahkan buka terlebih dahulu terminal kesayangan kita dengan menggunakan shortcut keyboar Ctrl + Alt + T</text:p>
      <text:p text:style-name="P7">Kemudian, jalankan perintah berikut</text:p>
      <text:p text:style-name="P5">cd /srv/http </text:p>
      <text:p text:style-name="P4"><text:span text:style-name="T6">wget </text:span><text:a xlink:type="simple" xlink:href="https://wordpress.org/latest.tar.gz" office:target-frame-name="_top" xlink:show="replace" text:style-name="Internet_20_link" text:visited-style-name="Visited_20_Internet_20_Link"><text:span text:style-name="T5">https://wordpress.org/latest.tar.gz</text:span></text:a></text:p>
      <text:p text:style-name="P5">tar xvzf latest.tar.gz </text:p>
      <text:p text:style-name="P7">Sekarang Anda harus mengubah kepemilikan wordpress folder untuk kelompok http.</text:p>
      <text:p text:style-name="P8">sudo chown -R root: http wordpress/</text:p>
      <text:p text:style-name="P7">Langkah terakhir adalah membuat WordPress file konfigurasi mulai dari default.</text:p>
      <text:p text:style-name="P7">Masuk terlebih dahulu ke direktori wordpressnya, kemudian jalankan perintah berikut</text:p>
      <text:p text:style-name="P8">cp wp-config-sample.php wp-config.php</text:p>
      <text:p text:style-name="P7">Yang harus Anda lakukan adalah membuka file</text:p>
      <text:p text:style-name="P8">nano wp-config.php</text:p>
      <text:p text:style-name="P7">dan menetapkan nama database, user dan password.</text:p>
      <text:p text:style-name="P5">/** The name of the database for WordPress */</text:p>
      <text:p text:style-name="P5">define('DB_NAME', 'wordpress');</text:p>
      <text:p text:style-name="P5">/** MySQL database username */</text:p>
      <text:p text:style-name="P5">define('DB_USER', 'wpuser');</text:p>
      <text:p text:style-name="P5">/** MySQL database password */</text:p>
      <text:p text:style-name="P5">define('DB_PASSWORD', 'password');</text:p>
      <text:p text:style-name="P7"><text:soft-page-break/>Sekarang semuanya dilakukan. Untuk memeriksa apakah memang benar, membuka broswer dan pergi ke <text:a xlink:type="simple" xlink:href="http://localhost/wordpress" office:target-frame-name="_top" xlink:show="replace" text:style-name="Internet_20_link" text:visited-style-name="Visited_20_Internet_20_Link"><text:span text:style-name="T3">http: // localhost / wordpress</text:span></text:a> dan Anda akan melihat halaman seperti ini.</text:p>
      <text:p text:style-name="Text_20_body"><draw:frame draw:style-name="fr1" draw:name="Image2" text:anchor-type="as-char" svg:width="6.5626in" svg:height="3.9583in" draw:z-index="1"><draw:image xlink:href="https://cdn.shortpixel.ai/client/to_avif,q_glossy,ret_img,w_630,h_380/https://bingungonline.com/wp-content/uploads/2019/09/1_MoTz_MX-uKlmjykrLRA1hA-630x380.jpeg" xlink:type="simple" xlink:show="embed" xlink:actuate="onLoad" draw:mime-type="image/jpeg"/></draw:frame></text:p>
      <text:p text:style-name="P7">Ketika saya menginstall wordpress di linux, saya kerap kali mendapatkan dua permasalahan. Yang pertama Unable to create directory dan File Upload Max Size</text:p>
      <text:p text:style-name="P7">Jika kamu mengalami permasalahan yang sama, kamu bisa melihat cara mengatasinya dengan menggunakan panduan di bawah ini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enlo" svg:font-family="Menlo, Monaco, Consolas, 'Liberation Mono', 'Courier New', monospace"/>
    <style:font-face style:name="Source Sans Pro" svg:font-family="'Source Sans Pr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2T21:03:05.567739940</meta:creation-date>
    <dc:date>2021-02-02T21:15:46.969190390</dc:date>
    <meta:editing-duration>PT2M31S</meta:editing-duration>
    <meta:editing-cycles>1</meta:editing-cycles>
    <meta:document-statistic meta:table-count="0" meta:image-count="2" meta:object-count="0" meta:page-count="3" meta:paragraph-count="47" meta:word-count="423" meta:character-count="3044" meta:non-whitespace-character-count="2664"/>
    <meta:generator>LibreOffice/7.0.4.2$Linux_X86_64 LibreOffice_project/573028415b474775687f7355a6d413c41d013a01</meta:generator>
  </office:meta>
</office:document-meta>
</file>